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c06b2" officeooo:paragraph-rsid="000c06b2"/>
    </style:style>
    <style:style style:name="P2" style:family="paragraph" style:parent-style-name="Standard">
      <style:text-properties officeooo:rsid="000da319" officeooo:paragraph-rsid="000da319"/>
    </style:style>
    <style:style style:name="P3" style:family="paragraph" style:parent-style-name="Standard">
      <style:text-properties officeooo:paragraph-rsid="001fc1ef"/>
    </style:style>
    <style:style style:name="P4" style:family="paragraph" style:parent-style-name="Standard">
      <style:text-properties officeooo:rsid="00275f96" officeooo:paragraph-rsid="00275f96"/>
    </style:style>
    <style:style style:name="P5" style:family="paragraph" style:parent-style-name="Header">
      <style:paragraph-properties fo:text-align="end" style:justify-single-word="false"/>
      <style:text-properties fo:font-size="12pt" officeooo:rsid="0027732e" officeooo:paragraph-rsid="0027732e" style:font-size-asian="12pt" style:font-size-complex="12pt"/>
    </style:style>
    <style:style style:name="T1" style:family="text">
      <style:text-properties officeooo:rsid="000c06b2"/>
    </style:style>
    <style:style style:name="T2" style:family="text">
      <style:text-properties officeooo:rsid="000da319"/>
    </style:style>
    <style:style style:name="T3" style:family="text">
      <style:text-properties officeooo:rsid="000eb897"/>
    </style:style>
    <style:style style:name="T4" style:family="text">
      <style:text-properties officeooo:rsid="000ebe99"/>
    </style:style>
    <style:style style:name="T5" style:family="text">
      <style:text-properties officeooo:rsid="000f3ec4"/>
    </style:style>
    <style:style style:name="T6" style:family="text">
      <style:text-properties officeooo:rsid="000ff1e8"/>
    </style:style>
    <style:style style:name="T7" style:family="text">
      <style:text-properties officeooo:rsid="0014cfda"/>
    </style:style>
    <style:style style:name="T8" style:family="text">
      <style:text-properties officeooo:rsid="0015778b"/>
    </style:style>
    <style:style style:name="T9" style:family="text">
      <style:text-properties officeooo:rsid="001685b4"/>
    </style:style>
    <style:style style:name="T10" style:family="text">
      <style:text-properties officeooo:rsid="00178c75"/>
    </style:style>
    <style:style style:name="T11" style:family="text">
      <style:text-properties officeooo:rsid="0018b7b3"/>
    </style:style>
    <style:style style:name="T12" style:family="text">
      <style:text-properties officeooo:rsid="001961cf"/>
    </style:style>
    <style:style style:name="T13" style:family="text">
      <style:text-properties officeooo:rsid="001aebec"/>
    </style:style>
    <style:style style:name="T14" style:family="text">
      <style:text-properties officeooo:rsid="001c3b7f"/>
    </style:style>
    <style:style style:name="T15" style:family="text">
      <style:text-properties officeooo:rsid="001e2c94"/>
    </style:style>
    <style:style style:name="T16" style:family="text">
      <style:text-properties officeooo:rsid="001fc1ef"/>
    </style:style>
    <style:style style:name="T17" style:family="text">
      <style:text-properties officeooo:rsid="00213855"/>
    </style:style>
    <style:style style:name="T18" style:family="text">
      <style:text-properties officeooo:rsid="002228ea"/>
    </style:style>
    <style:style style:name="T19" style:family="text">
      <style:text-properties officeooo:rsid="0023abf4"/>
    </style:style>
    <style:style style:name="T20" style:family="text">
      <style:text-properties officeooo:rsid="002458bb"/>
    </style:style>
    <style:style style:name="T21" style:family="text">
      <style:text-properties officeooo:rsid="00265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hr geehrte Damen und Herren der Humboldt-Universität zu Berlin,</text:p>
      <text:p text:style-name="P1"/>
      <text:p text:style-name="P3"><text:span text:style-name="T2">i</text:span><text:span text:style-name="T1">ch würde mich gerne </text:span><text:span text:style-name="T2">bei Ihnen</text:span><text:span text:style-name="T1"> auf einen Informa</text:span><text:span text:style-name="T2">tik-Studiengang </text:span><text:span text:style-name="T3">mit Master-of-Sience Abschluss bewerben. </text:span><text:span text:style-name="T4">Seit der 7. Klasse habe ich Informatik als Wahlpflichtfach und </text:span><text:span text:style-name="T5">bin seither interessiert, auch abseits der Schule. So habe ich viele eigene Projekte, unter anderem die neue Website meiner Schule mitzuentwickeln. </text:span><text:span text:style-name="T6">Für alle aktiven Projekte, empfehle ich mein </text:span><text:a xlink:type="simple" xlink:href="https://github.com/Maihoernchen" text:style-name="Internet_20_link" text:visited-style-name="Visited_20_Internet_20_Link"><text:span text:style-name="T6">mein Github-Profil</text:span></text:a><text:span text:style-name="T6"> zu begutachten. </text:span><text:span text:style-name="T7">Vom Informatikstudium verspreche ich mir, später einen Beruf ausüben zu können, der meine Fähigkeiten fordert und mir Spaß macht. </text:span><text:span text:style-name="T17">A</text:span><text:span text:style-name="T7">ußerdem bin ich sehr willig tiefer in die Materie der Informationswissenschaften einzutauchen. </text:span><text:span text:style-name="T8">Speziell für die Humboldt-Universität habe ich mich entschieden, da ich vorhabe zur Studienzeit in Mitte zu wohnen </text:span><text:span text:style-name="T9">und die Universität im </text:span><text:span text:style-name="T18">G</text:span><text:span text:style-name="T9">anzen mich anspricht. </text:span><text:span text:style-name="T10">Auffällig für mich, </text:span><text:span text:style-name="T11">der sich nun etwas zum Aufbau </text:span><text:span text:style-name="T12">und den Angeboten </text:span><text:span text:style-name="T11">der Universität belesen hat, ist die wunderschöne und riesige Bibliothek, </text:span><text:span text:style-name="T12">die </text:span><text:span text:style-name="T13">Masse an Angeboten und die </text:span><text:span text:style-name="T14">Anzahl an Möglichkeiten </text:span><text:span text:style-name="T15">zum selbstständigen Arbeiten, oder zum Lauschen einer </text:span><text:span text:style-name="T16">Vorlesung. </text:span><text:span text:style-name="T19">Meinen Lebenslauf finden Sie in der </text:span><text:span text:style-name="T21">gleich</text:span><text:span text:style-name="T20">namigen Datei.</text:span></text:p>
      <text:p text:style-name="P3"/>
      <text:p text:style-name="P4">Mit freundlich Grüßen!</text:p>
      <text:p text:style-name="P4"/>
      <text:p text:style-name="P4">E. Maihor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officeooo:rsid="0027732e" officeooo:paragraph-rsid="0027732e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3.01.2023, Wandlitz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18:06:38.443000000</meta:creation-date>
    <dc:date>2023-01-23T21:29:14.144000000</dc:date>
    <meta:editing-duration>PT3H19M3S</meta:editing-duration>
    <meta:editing-cycles>29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5" meta:word-count="173" meta:character-count="1218" meta:non-whitespace-character-count="1050"/>
  </office:meta>
</office:document-meta>
</file>